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0pt" style:font-size-asian="10pt" style:font-size-complex="8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Row19" style:family="table-row">
      <style:table-row-properties style:min-row-height="0.7763in"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30" style:family="table-row">
      <style:table-row-properties style:min-row-height="0.6576in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41" style:family="table-row">
      <style:table-row-properties style:min-row-height="0.7201in"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52" style:family="table-row">
      <style:table-row-properties style:min-row-height="0.7326in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63" style:family="table-row">
      <style:table-row-properties style:min-row-height="0.8701i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74" style:family="table-row">
      <style:table-row-properties style:min-row-height="0.6076in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7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85" style:family="table-row">
      <style:table-row-properties style:min-row-height="1.0409i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94" style:parent-style-name="Normal" style:family="paragraph">
      <style:text-properties style:font-name="Times New Roman" fo:font-size="8pt" style:font-size-asian="8pt" style:font-size-complex="8pt"/>
    </style:style>
  </office:automatic-styles>
  <office:body>
    <office:text text:use-soft-page-breaks="true">
      <text:p text:style-name="P1">openMetaAnalysis: PICO Tabl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Mori, 2000</text:p>
          </table:table-cell>
          <table:table-cell table:style-name="TableCell22">
            <text:p text:style-name="P23">OH Cardiac arrest VF/VT/PEA/Asystole<text:line-break/>Age range: N/A</text:p>
          </table:table-cell>
          <table:table-cell table:style-name="TableCell24">
            <text:p text:style-name="P25">n=36<text:line-break/>Brain Hypothermia Therapy (method not specified) for 72h<text:line-break/>Target temperature: 32-24°C</text:p>
          </table:table-cell>
          <table:table-cell table:style-name="TableCell26">
            <text:p text:style-name="P27">n=18<text:line-break/>Brain Normothermic theapy (method not specified)<text:line-break/>Target Temperature: 36°C</text:p>
          </table:table-cell>
          <table:table-cell table:style-name="TableCell28">
            <text:p text:style-name="P29">Glasgow outcome scale after 1 month</text:p>
          </table:table-cell>
        </table:table-row>
        <table:table-row table:style-name="TableRow30">
          <table:table-cell table:style-name="TableCell31">
            <text:p text:style-name="P32">Hachimi-Idrissi, 2001</text:p>
          </table:table-cell>
          <table:table-cell table:style-name="TableCell33">
            <text:p text:style-name="P34">OH Cardiac arrest<text:line-break/>Initial rhythm: PEA/Asystole<text:s/><text:line-break/>Age range: 52-95y</text:p>
          </table:table-cell>
          <table:table-cell table:style-name="TableCell35">
            <text:p text:style-name="P36">n=16<text:line-break/>External cooling (Helmet device) for 4h, then spontaneous rewarming for 8h<text:line-break/>Target temperature: 34°C</text:p>
          </table:table-cell>
          <table:table-cell table:style-name="TableCell37">
            <text:p text:style-name="P38">n=14<text:line-break/>Normothermia</text:p>
          </table:table-cell>
          <table:table-cell table:style-name="TableCell39">
            <text:p text:style-name="P40">Overall performance category (time of assessment NA)</text:p>
          </table:table-cell>
        </table:table-row>
        <table:table-row table:style-name="TableRow41">
          <table:table-cell table:style-name="TableCell42">
            <text:p text:style-name="P43">HACA, 2002</text:p>
          </table:table-cell>
          <table:table-cell table:style-name="TableCell44">
            <text:p text:style-name="P45">Witnessed cardiac arrest. ROSC in ER (within 60 mins from collapse).<text:line-break/>Initial rhythm: VF/VT<text:line-break/>Age range: 49-69y</text:p>
          </table:table-cell>
          <table:table-cell table:style-name="TableCell46">
            <text:p text:style-name="P47">n=137<text:line-break/>External cooling (Cooling device, Ice packs) for 24h<text:line-break/>Target temperature: 32-34°C</text:p>
          </table:table-cell>
          <table:table-cell table:style-name="TableCell48">
            <text:p text:style-name="P49">n=138<text:line-break/>Normothermia</text:p>
          </table:table-cell>
          <table:table-cell table:style-name="TableCell50">
            <text:p text:style-name="P51">Cerebral performance category within 6 months</text:p>
          </table:table-cell>
        </table:table-row>
        <table:table-row table:style-name="TableRow52">
          <table:table-cell table:style-name="TableCell53">
            <text:p text:style-name="P54">Bernard, 2002</text:p>
          </table:table-cell>
          <table:table-cell table:style-name="TableCell55">
            <text:p text:style-name="P56">OH Cardiac arrest.<text:s/><text:line-break/>Initial rhythm: VF<text:line-break/>Age range: 41-89y</text:p>
          </table:table-cell>
          <table:table-cell table:style-name="TableCell57">
            <text:p text:style-name="P58">n=43<text:line-break/>External cooling <text:s/>(Ice packs) for 12h<text:line-break/>Target temperature: 33°C</text:p>
          </table:table-cell>
          <table:table-cell table:style-name="TableCell59">
            <text:p text:style-name="P60">n=34<text:line-break/>Target Temperature: 37°C</text:p>
          </table:table-cell>
          <table:table-cell table:style-name="TableCell61">
            <text:p text:style-name="P62">Death/Discharge to long-term nursing facility</text:p>
          </table:table-cell>
        </table:table-row>
        <table:table-row table:style-name="TableRow63">
          <table:table-cell table:style-name="TableCell64">
            <text:p text:style-name="P65">Laurent, 2005</text:p>
          </table:table-cell>
          <table:table-cell table:style-name="TableCell66">
            <text:p text:style-name="P67">IP Cardiac arrest related to heart disease.<text:s/><text:line-break/>Initial rhythm: VF/Asystole<text:line-break/>Age range: 50-70y</text:p>
          </table:table-cell>
          <table:table-cell table:style-name="TableCell68">
            <text:p text:style-name="P69">n=22<text:line-break/>Hemofiltration AND Hypothermia (intravascular and surface cooling) for 24h<text:line-break/>Target temperature: 32°C</text:p>
          </table:table-cell>
          <table:table-cell table:style-name="TableCell70">
            <text:p text:style-name="P71">n=19<text:line-break/>No hemofiltration/no hypothermia. Normothermia.</text:p>
          </table:table-cell>
          <table:table-cell table:style-name="TableCell72">
            <text:p text:style-name="P73">Cerebral performance category within 6 months</text:p>
          </table:table-cell>
        </table:table-row>
        <table:table-row table:style-name="TableRow74">
          <table:table-cell table:style-name="TableCell75">
            <text:p text:style-name="P76">Lascarrou, 2019</text:p>
          </table:table-cell>
          <table:table-cell table:style-name="TableCell77">
            <text:p text:style-name="P78">IP Cardiac arrest.<text:s/><text:line-break/>Initial rhythm: PEA/Asystole<text:s/><text:line-break/>Age range: 56-76y</text:p>
          </table:table-cell>
          <table:table-cell table:style-name="TableCell79">
            <text:p text:style-name="P80">n=284<text:line-break/>Active internal and external cooling for 24h<text:line-break/>Target temperature: 33°C</text:p>
          </table:table-cell>
          <table:table-cell table:style-name="TableCell81">
            <text:p text:style-name="P82">n=297<text:line-break/>Target temperature: 37°C</text:p>
          </table:table-cell>
          <table:table-cell table:style-name="TableCell83">
            <text:p text:style-name="P84">Cerebral performance category within 90 days</text:p>
          </table:table-cell>
        </table:table-row>
        <table:table-row table:style-name="TableRow85">
          <table:table-cell table:style-name="TableCell86" table:number-columns-spanned="5">
            <text:p text:style-name="P87"><text:span text:style-name="T88">Abbreviations:<text:s/></text:span></text:p>
            <text:p text:style-name="P89">IH = In-hospital</text:p>
            <text:p text:style-name="P90">OH = Out-of-Hospital</text:p>
            <text:p text:style-name="P91">PEA = Pulseless Electrical Activity</text:p>
            <text:p text:style-name="P92">VF = Ventricular Fibrillation</text:p>
            <text:p text:style-name="P93">VT = Ventricular Tachycardia</text:p>
          </table:table-cell>
          <table:covered-table-cell/>
          <table:covered-table-cell/>
          <table:covered-table-cell/>
          <table:covered-table-cell/>
        </table:table-row>
      </table:table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7T17:46:00Z</meta:creation-date>
    <dc:date>2021-03-15T02:01:00Z</dc:date>
    <meta:print-date>2017-05-27T17:40:00Z</meta:print-date>
    <meta:template xlink:href="Normal.dotm" xlink:type="simple"/>
    <meta:editing-cycles>36</meta:editing-cycles>
    <meta:editing-duration>PT5160S</meta:editing-duration>
    <meta:document-statistic meta:page-count="1" meta:paragraph-count="3" meta:word-count="268" meta:character-count="1795" meta:row-count="12" meta:non-whitespace-character-count="1530"/>
  </office:meta>
</office:document-meta>
</file>